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5c05" officeooo:paragraph-rsid="00005c05" style:font-weight-asian="bold" style:font-weight-complex="bold"/>
    </style:style>
    <style:style style:name="P2" style:family="paragraph" style:parent-style-name="Standard" style:list-style-name="L1">
      <style:text-properties fo:font-weight="bold" officeooo:rsid="00005c05" officeooo:paragraph-rsid="00005c05" style:font-weight-asian="bold" style:font-weight-complex="bold"/>
    </style:style>
    <style:style style:name="P3" style:family="paragraph" style:parent-style-name="Standard">
      <style:text-properties fo:font-weight="bold" officeooo:rsid="000148e4" officeooo:paragraph-rsid="00005c05" style:font-weight-asian="bold" style:font-weight-complex="bold"/>
    </style:style>
    <style:style style:name="P4" style:family="paragraph" style:parent-style-name="Standard">
      <style:text-properties fo:font-weight="bold" officeooo:rsid="000148e4" officeooo:paragraph-rsid="000148e4" style:font-weight-asian="bold" style:font-weight-complex="bold"/>
    </style:style>
    <style:style style:name="P5" style:family="paragraph" style:parent-style-name="Standard">
      <style:text-properties fo:font-weight="bold" officeooo:rsid="0002e00c" officeooo:paragraph-rsid="0002e00c" style:font-weight-asian="bold" style:font-weight-complex="bold"/>
    </style:style>
    <style:style style:name="P6" style:family="paragraph" style:parent-style-name="Standard">
      <style:text-properties fo:font-weight="bold" officeooo:rsid="00040d99" officeooo:paragraph-rsid="00040d99" style:font-weight-asian="bold" style:font-weight-complex="bold"/>
    </style:style>
    <style:style style:name="P7" style:family="paragraph" style:parent-style-name="Standard">
      <style:text-properties fo:font-weight="bold" officeooo:rsid="0004f299" officeooo:paragraph-rsid="0004f299" style:font-weight-asian="bold" style:font-weight-complex="bold"/>
    </style:style>
    <style:style style:name="P8" style:family="paragraph" style:parent-style-name="Standard">
      <style:text-properties fo:font-weight="bold" officeooo:rsid="0005f308" officeooo:paragraph-rsid="0005f308" style:font-weight-asian="bold" style:font-weight-complex="bold"/>
    </style:style>
    <style:style style:name="P9" style:family="paragraph" style:parent-style-name="Standard">
      <style:text-properties fo:font-weight="bold" officeooo:rsid="0006c3f2" officeooo:paragraph-rsid="0006c3f2" style:font-weight-asian="bold" style:font-weight-complex="bold"/>
    </style:style>
    <style:style style:name="P10" style:family="paragraph" style:parent-style-name="Standard" style:list-style-name="L2">
      <style:text-properties fo:font-weight="bold" officeooo:rsid="0006c3f2" officeooo:paragraph-rsid="0006c3f2" style:font-weight-asian="bold" style:font-weight-complex="bold"/>
    </style:style>
    <style:style style:name="P11" style:family="paragraph" style:parent-style-name="Standard">
      <style:text-properties fo:font-weight="bold" officeooo:rsid="0006c3f2" officeooo:paragraph-rsid="000a120a" style:font-weight-asian="bold" style:font-weight-complex="bold"/>
    </style:style>
    <style:style style:name="P12" style:family="paragraph" style:parent-style-name="Standard">
      <style:text-properties fo:font-weight="bold" officeooo:rsid="000a120a" officeooo:paragraph-rsid="000a120a" style:font-weight-asian="bold" style:font-weight-complex="bold"/>
    </style:style>
    <style:style style:name="P13" style:family="paragraph" style:parent-style-name="Standard">
      <style:text-properties fo:font-weight="bold" officeooo:rsid="000b1280" officeooo:paragraph-rsid="000b1280" style:font-weight-asian="bold" style:font-weight-complex="bold"/>
    </style:style>
    <style:style style:name="P14" style:family="paragraph" style:parent-style-name="Standard" style:list-style-name="L3">
      <style:text-properties fo:font-weight="bold" officeooo:rsid="000ba389" officeooo:paragraph-rsid="000ba389" style:font-weight-asian="bold" style:font-weight-complex="bold"/>
    </style:style>
    <style:style style:name="P15" style:family="paragraph" style:parent-style-name="Standard" style:list-style-name="L3">
      <style:text-properties fo:font-weight="bold" officeooo:rsid="000bfe58" officeooo:paragraph-rsid="000bfe58" style:font-weight-asian="bold" style:font-weight-complex="bold"/>
    </style:style>
    <style:style style:name="P16" style:family="paragraph" style:parent-style-name="Standard" style:list-style-name="L3">
      <style:text-properties fo:font-weight="bold" officeooo:rsid="000f7d31" officeooo:paragraph-rsid="000f7d31" style:font-weight-asian="bold" style:font-weight-complex="bold"/>
    </style:style>
    <style:style style:name="P17" style:family="paragraph" style:parent-style-name="Standard" style:list-style-name="L3">
      <style:text-properties fo:font-weight="bold" officeooo:rsid="001139d7" officeooo:paragraph-rsid="001139d7" style:font-weight-asian="bold" style:font-weight-complex="bold"/>
    </style:style>
    <style:style style:name="P18" style:family="paragraph" style:parent-style-name="Standard" style:list-style-name="L3">
      <style:text-properties fo:font-weight="bold" officeooo:rsid="0012cc92" officeooo:paragraph-rsid="0012cc92" style:font-weight-asian="bold" style:font-weight-complex="bold"/>
    </style:style>
    <style:style style:name="P19" style:family="paragraph" style:parent-style-name="Standard" style:list-style-name="L3">
      <style:text-properties fo:font-weight="bold" officeooo:rsid="0014a664" officeooo:paragraph-rsid="0014a664" style:font-weight-asian="bold" style:font-weight-complex="bold"/>
    </style:style>
    <style:style style:name="P20" style:family="paragraph" style:parent-style-name="Standard" style:list-style-name="L3">
      <style:text-properties fo:font-weight="bold" officeooo:rsid="0015c5f4" officeooo:paragraph-rsid="0015c5f4" style:font-weight-asian="bold" style:font-weight-complex="bold"/>
    </style:style>
    <style:style style:name="P21" style:family="paragraph" style:parent-style-name="Standard" style:list-style-name="L3">
      <style:text-properties fo:font-weight="bold" officeooo:rsid="00163b78" officeooo:paragraph-rsid="00163b78" style:font-weight-asian="bold" style:font-weight-complex="bold"/>
    </style:style>
    <style:style style:name="P22" style:family="paragraph" style:parent-style-name="Standard" style:list-style-name="L3">
      <style:text-properties fo:font-weight="bold" officeooo:rsid="0018dd32" officeooo:paragraph-rsid="0018dd32" style:font-weight-asian="bold" style:font-weight-complex="bold"/>
    </style:style>
    <style:style style:name="P23" style:family="paragraph" style:parent-style-name="Standard" style:list-style-name="L3">
      <style:text-properties fo:font-weight="bold" officeooo:rsid="001bf342" officeooo:paragraph-rsid="001bf342" style:font-weight-asian="bold" style:font-weight-complex="bold"/>
    </style:style>
    <style:style style:name="P24" style:family="paragraph" style:parent-style-name="Standard" style:list-style-name="L3">
      <style:text-properties fo:font-weight="bold" officeooo:rsid="001d7db9" officeooo:paragraph-rsid="001d7db9" style:font-weight-asian="bold" style:font-weight-complex="bold"/>
    </style:style>
    <style:style style:name="P25" style:family="paragraph" style:parent-style-name="Standard" style:list-style-name="L3">
      <style:text-properties fo:font-weight="bold" officeooo:rsid="001f5d03" officeooo:paragraph-rsid="001f5d03" style:font-weight-asian="bold" style:font-weight-complex="bold"/>
    </style:style>
    <style:style style:name="P26" style:family="paragraph" style:parent-style-name="Standard" style:list-style-name="L3">
      <style:text-properties fo:font-weight="bold" officeooo:rsid="00206fdd" officeooo:paragraph-rsid="00206fdd" style:font-weight-asian="bold" style:font-weight-complex="bold"/>
    </style:style>
    <style:style style:name="P27" style:family="paragraph" style:parent-style-name="Standard" style:list-style-name="L3">
      <style:text-properties fo:font-weight="bold" officeooo:rsid="0020ea7d" officeooo:paragraph-rsid="0020ea7d" style:font-weight-asian="bold" style:font-weight-complex="bold"/>
    </style:style>
    <style:style style:name="P28" style:family="paragraph" style:parent-style-name="Standard" style:list-style-name="L3">
      <style:text-properties fo:font-weight="bold" officeooo:rsid="00226e28" officeooo:paragraph-rsid="00226e28" style:font-weight-asian="bold" style:font-weight-complex="bold"/>
    </style:style>
    <style:style style:name="P29" style:family="paragraph" style:parent-style-name="Standard" style:list-style-name="L3">
      <style:text-properties fo:font-weight="bold" officeooo:rsid="002401a6" officeooo:paragraph-rsid="002401a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a3e4" style:font-weight-asian="normal" style:font-weight-complex="normal"/>
    </style:style>
    <style:style style:name="T3" style:family="text">
      <style:text-properties fo:font-weight="normal" officeooo:rsid="00050fac" style:font-weight-asian="normal" style:font-weight-complex="normal"/>
    </style:style>
    <style:style style:name="T4" style:family="text">
      <style:text-properties officeooo:rsid="00050fa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050fac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50fac" style:font-weight-asian="normal" style:font-weight-complex="normal"/>
    </style:style>
    <style:style style:name="T11" style:family="text">
      <style:text-properties style:text-underline-style="none" fo:font-weight="normal" officeooo:rsid="00088fc3" style:font-weight-asian="normal" style:font-weight-complex="normal"/>
    </style:style>
    <style:style style:name="T12" style:family="text">
      <style:text-properties style:text-underline-style="none" fo:font-weight="normal" officeooo:rsid="000a8df5" style:font-weight-asian="normal" style:font-weight-complex="normal"/>
    </style:style>
    <style:style style:name="T13" style:family="text">
      <style:text-properties style:text-underline-style="none" fo:font-weight="normal" officeooo:rsid="001352ca" style:font-weight-asian="normal" style:font-weight-complex="normal"/>
    </style:style>
    <style:style style:name="T14" style:family="text">
      <style:text-properties style:text-underline-style="none" fo:font-weight="normal" officeooo:rsid="00206fdd" style:font-weight-asian="normal" style:font-weight-complex="normal"/>
    </style:style>
    <style:style style:name="T15" style:family="text">
      <style:text-properties style:text-underline-style="none" officeooo:rsid="000d8084"/>
    </style:style>
    <style:style style:name="T16" style:family="text">
      <style:text-properties style:text-underline-style="none" officeooo:rsid="00206fdd"/>
    </style:style>
    <style:style style:name="T17" style:family="text">
      <style:text-properties fo:color="#ce181e" style:text-underline-style="none" fo:font-weight="normal" officeooo:rsid="0017ad43" style:font-weight-asian="normal" style:font-weight-complex="normal"/>
    </style:style>
    <style:style style:name="T18" style:family="text">
      <style:text-properties fo:color="#ce181e" style:text-underline-style="none" officeooo:rsid="0017ad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ão<text:span text:style-name="T1"> podem se qualificar como OSCIP, entre outras:</text:span></text:p>
      <text:list xml:id="list62100234" text:style-name="L1">
        <text:list-item>
          <text:p text:style-name="P2"><text:span text:style-name="T1">OSes;</text:span></text:p>
        </text:list-item>
        <text:list-item>
          <text:p text:style-name="P2"><text:span text:style-name="T1">cooperativas;</text:span></text:p>
        </text:list-item>
        <text:list-item>
          <text:p text:style-name="P2"><text:span text:style-name="T1">fundações públicas;</text:span></text:p>
        </text:list-item>
        <text:list-item>
          <text:p text:style-name="P2"><text:span text:style-name="T1">fundações, sociedades civis ou associações de direito privado criadas por órgão público ou por fundações públicas.</text:span></text:p>
        </text:list-item>
      </text:list>
      <text:p text:style-name="P3"><text:span text:style-name="T1"/></text:p>
      <text:p text:style-name="P4"><text:span text:style-name="T1">OSCIP → requerimento feito ao </text:span>MJ<text:span text:style-name="T1">.</text:span></text:p>
      <text:p text:style-name="P4"><text:span text:style-name="T1">Outorga da qualificação como OSCIP é </text:span>ato vinculado<text:span text:style-name="T1">.</text:span></text:p>
      <text:p text:style-name="P4"><text:span text:style-name="T1"/></text:p>
      <text:p text:style-name="P5"><text:span text:style-name="T1">É </text:span>possível<text:span text:style-name="T1"> vigência simultânea de dois ou mais </text:span>termos de parceria<text:span text:style-name="T1">, ainda que com o mesmo órgão estatal, desde que a OSCIP tenha capacidade </text:span>operacional<text:span text:style-name="T1">.</text:span></text:p>
      <text:p text:style-name="P5"><text:span text:style-name="T1"/></text:p>
      <text:p text:style-name="P6"><text:span text:style-name="T1">MJ </text:span>qualifica<text:span text:style-name="T1"> como OSCIP, mas que </text:span>fiscaliza<text:span text:style-name="T1"> é o ministério da área de atuação da OSCIP </text:span><text:span text:style-name="T2">e pelos Conselhos de Políticas Públicas.</text:span></text:p>
      <text:p text:style-name="P6"><text:span text:style-name="T2"/></text:p>
      <text:p text:style-name="P7"><text:span text:style-name="T2">S</text:span><text:span text:style-name="T1">e fiscal detectar irregularidade na aplicação de </text:span>recursos públicos<text:span text:style-name="T1">, deverá dar </text:span><text:span text:style-name="T4">imediata </text:span>ciência<text:span text:style-name="T1"> ao respectivo </text:span>Tribunal de Contas<text:span text:style-name="T1"> e ao </text:span>MP<text:span text:style-name="T1">, sob pena de responsabilidade </text:span>solidária<text:span text:style-name="T1">. </text:span><text:span text:style-name="T3">Também devem </text:span><text:span text:style-name="T4">representar</text:span><text:span text:style-name="T3"> ao </text:span><text:span text:style-name="T4">MP e AGU</text:span><text:span text:style-name="T3"> para que requeiram ao juízo competente a </text:span><text:span text:style-name="T7">decretação da indisponibilidade dos bens da entidade e o sequestro dos bens dos seus dirigentes, bem como de agente público ou terceiro, que possam ter enriquecido ilicitamente ou causado dano ao patrimônio público</text:span><text:span text:style-name="T10">.</text:span></text:p>
      <text:p text:style-name="P7"><text:span text:style-name="T10"/></text:p>
      <text:p text:style-name="P8"><text:span text:style-name="T10">A </text:span><text:span text:style-name="T9">L8666/93 </text:span><text:span text:style-name="T8">não</text:span><text:span text:style-name="T9"> permite que a Administração contrate </text:span><text:span text:style-name="T8">OSCIP</text:span><text:span text:style-name="T9"> por dispensa de licitação, mas o permite para a </text:span><text:span text:style-name="T8">OS</text:span><text:span text:style-name="T9">.</text:span></text:p>
      <text:p text:style-name="P8"><text:span text:style-name="T9"/></text:p>
      <text:p text:style-name="P11"><text:span text:style-name="T9">Perda da qualificação da OSCIP →</text:span><text:span text:style-name="T11"> deve ser amparada por fundadas evidências de erro ou fraude:</text:span></text:p>
      <text:list xml:id="list2655790089" text:style-name="L2">
        <text:list-item>
          <text:p text:style-name="P10"><text:span text:style-name="T9">mediante processo </text:span><text:span text:style-name="T8">administrativo</text:span><text:span text:style-name="T9"> no </text:span><text:span text:style-name="T8">MJ</text:span><text:span text:style-name="T9">, de ofício ou a pedido; ou</text:span></text:p>
        </text:list-item>
        <text:list-item>
          <text:p text:style-name="P10"><text:span text:style-name="T9">mediante processo </text:span><text:span text:style-name="T8">judicial</text:span><text:span text:style-name="T9">, de </text:span><text:span text:style-name="T8">iniciativa popular ou do MP</text:span><text:span text:style-name="T9">.</text:span></text:p>
        </text:list-item>
      </text:list>
      <text:p text:style-name="P9"><text:span text:style-name="T9"/></text:p>
      <text:p text:style-name="P12"><text:span text:style-name="T9">OS → exige-se Conselho de Administração, </text:span><text:span text:style-name="T12">com representantes do Poder Pùblico</text:span><text:span text:style-name="T9">.</text:span></text:p>
      <text:p text:style-name="P12"><text:span text:style-name="T9">OSCIP → exige-se Conselho Fiscal, </text:span><text:span text:style-name="T12">não precisa ter representantes do Poder Público</text:span><text:span text:style-name="T9">.</text:span></text:p>
      <text:p text:style-name="P12"><text:span text:style-name="T9"/></text:p>
      <text:p text:style-name="P13"><text:span text:style-name="T8">L13019/14</text:span><text:span text:style-name="T9"> → Organizações da Sociedade Civil (OSC):</text:span></text:p>
      <text:list xml:id="list1446664860" text:style-name="L3">
        <text:list-item>
          <text:p text:style-name="P14"><text:span text:style-name="T9">normas gerais p/ parceria Administração Pública x OSC;</text:span></text:p>
        </text:list-item>
        <text:list-item>
          <text:p text:style-name="P14"><text:span text:style-name="T9">mútua cooperação;</text:span></text:p>
        </text:list-item>
        <text:list-item>
          <text:p text:style-name="P14"><text:span text:style-name="T9">finalidades de interesse recíproco;</text:span></text:p>
        </text:list-item>
        <text:list-item>
          <text:p text:style-name="P14"><text:span text:style-name="T9">termo de colaboração, termo de fomento ou acordo de cooperação; </text:span><text:span text:style-name="T17">[produzem efeitos </text:span><text:span text:style-name="T18">após a publicação dos extratos</text:span><text:span text:style-name="T17"> no meio oficial de publicidade da Administração Pública]</text:span></text:p>
          <text:list>
            <text:list-item>
              <text:p text:style-name="P20"><text:span text:style-name="T8">termo de colaboração</text:span><text:span text:style-name="T9">:</text:span></text:p>
              <text:list>
                <text:list-item>
                  <text:p text:style-name="P20"><text:span text:style-name="T9">proposto pela Administração Pública;</text:span></text:p>
                </text:list-item>
                <text:list-item>
                  <text:p text:style-name="P20"><text:span text:style-name="T9">há transferência de recursos;</text:span></text:p>
                </text:list-item>
              </text:list>
            </text:list-item>
            <text:list-item>
              <text:p text:style-name="P20"><text:span text:style-name="T8">termo de fomento</text:span><text:span text:style-name="T9">:</text:span></text:p>
              <text:list>
                <text:list-item>
                  <text:p text:style-name="P20"><text:span text:style-name="T9">proposto pela OSC;</text:span></text:p>
                </text:list-item>
                <text:list-item>
                  <text:p text:style-name="P20"><text:span text:style-name="T9">há transferência de recursos;</text:span></text:p>
                </text:list-item>
              </text:list>
            </text:list-item>
            <text:list-item>
              <text:p text:style-name="P20"><text:span text:style-name="T8">acordo de cooperação</text:span><text:span text:style-name="T9">: não há transferência de recursos;</text:span></text:p>
            </text:list-item>
          </text:list>
        </text:list-item>
        <text:list-item>
          <text:p text:style-name="P15"><text:span text:style-name="T9">aplicável em nível nacional;</text:span></text:p>
        </text:list-item>
        <text:list-item>
          <text:p text:style-name="P15"><text:span text:style-name="T9">Administração Pública → administração direta, autarquias, fundações e </text:span><text:span text:style-name="T8">empresas estatais dependentes </text:span><text:span text:style-name="T15">prestadoras de serviço público</text:span><text:span text:style-name="T9">;</text:span></text:p>
        </text:list-item>
        <text:list-item>
          <text:p text:style-name="P16"><text:span text:style-name="T9">OSC → todas do 3º setor que formem parceria com o Poder Público:</text:span></text:p>
          <text:list>
            <text:list-item>
              <text:p text:style-name="P17"><text:soft-page-break/><text:span text:style-name="T9">entidades privadas sem fins lucrativos; ou</text:span></text:p>
            </text:list-item>
            <text:list-item>
              <text:p text:style-name="P17"><text:span text:style-name="T9">sociedades cooperativas; ou</text:span></text:p>
            </text:list-item>
            <text:list-item>
              <text:p text:style-name="P17"><text:span text:style-name="T9">organizações religiosas;</text:span></text:p>
            </text:list-item>
          </text:list>
        </text:list-item>
        <text:list-item>
          <text:p text:style-name="P18"><text:span text:style-name="T8">não</text:span><text:span text:style-name="T9"> se aplica aos contratos de gestão firmados com OSes e termos de parceria firmados com OSCIPs, </text:span><text:span text:style-name="T13">nem aos SSAs;</text:span></text:p>
        </text:list-item>
        <text:list-item>
          <text:p text:style-name="P19"><text:span text:style-name="T8">convênios</text:span><text:span text:style-name="T9"> só podem ser celebrados em duas hipóteses:</text:span></text:p>
          <text:list>
            <text:list-item>
              <text:p text:style-name="P19"><text:span text:style-name="T9">entre entes federados ou PJs a ele vinculadas; ou</text:span></text:p>
            </text:list-item>
            <text:list-item>
              <text:p text:style-name="P19"><text:span text:style-name="T9">entidades filantrópicas sem fins lucrativos do SUS;</text:span></text:p>
            </text:list-item>
          </text:list>
        </text:list-item>
        <text:list-item>
          <text:p text:style-name="P21"><text:span text:style-name="T9">permite a </text:span><text:span text:style-name="T8">atuação em rede</text:span><text:span text:style-name="T9">, desde que:</text:span></text:p>
          <text:list>
            <text:list-item>
              <text:p text:style-name="P21"><text:span text:style-name="T9">OSC tenha mais de </text:span><text:span text:style-name="T8">5 anos de CNPJ</text:span><text:span text:style-name="T9">;</text:span></text:p>
            </text:list-item>
            <text:list-item>
              <text:p text:style-name="P21"><text:span text:style-name="T9">capacidade técnica e operacional para supervisionar e orientar diretamente a organização com que ela estiver atuando em rede;</text:span></text:p>
            </text:list-item>
          </text:list>
        </text:list-item>
        <text:list-item>
          <text:p text:style-name="P22"><text:span text:style-name="T8">com</text:span><text:span text:style-name="T9"> chamamento público → termos de colaboração; termos de fomento; acordos de cooperação c/ compartilhamento de recurso patrimonial;</text:span></text:p>
        </text:list-item>
        <text:list-item>
          <text:p text:style-name="P22"><text:span text:style-name="T8">sem</text:span><text:span text:style-name="T9"> chamanento público → acordos de cooperação; termos de colaboração e de fomento c/ recursos de emendas parlamentares à LOA;</text:span></text:p>
        </text:list-item>
        <text:list-item>
          <text:p text:style-name="P23"><text:span text:style-name="T9">a realização de </text:span><text:span text:style-name="T8">procedimento de manifestação de interesse social</text:span><text:span text:style-name="T9"> </text:span><text:span text:style-name="T6">não</text:span><text:span text:style-name="T5"> </text:span><text:span text:style-name="T6">obriga</text:span><text:span text:style-name="T9"> a Administração a fazer o </text:span><text:span text:style-name="T8">chamamento público</text:span><text:span text:style-name="T9">, </text:span><text:span text:style-name="T6">nem dispensa</text:span><text:span text:style-name="T9"> a convocação por meio de chamamento público para firmar a parceria;</text:span></text:p>
        </text:list-item>
        <text:list-item>
          <text:p text:style-name="P24"><text:span text:style-name="T9">o procedimento de manifestação de interesse social </text:span><text:span text:style-name="T8">não</text:span><text:span text:style-name="T9"> é condição necessária para a realização do </text:span><text:span text:style-name="T8">chamamento público</text:span><text:span text:style-name="T9">;</text:span></text:p>
        </text:list-item>
        <text:list-item>
          <text:p text:style-name="P25"><text:span text:style-name="T9">prazo para </text:span><text:span text:style-name="T8">prestação de contas</text:span><text:span text:style-name="T9"> → até </text:span><text:span text:style-name="T8">90 dias</text:span><text:span text:style-name="T9"> do </text:span><text:span text:style-name="T6">término</text:span><text:span text:style-name="T9"> da vigência da parceria; ou </text:span><text:span text:style-name="T8">no final do exercício</text:span><text:span text:style-name="T9">, se parceria </text:span><text:span text:style-name="T6">exceder 1 ano</text:span><text:span text:style-name="T9">; </text:span><text:span text:style-name="T14">são prorrogáveis por mais </text:span><text:span text:style-name="T16">30 dias</text:span><text:span text:style-name="T14">;</text:span></text:p>
        </text:list-item>
        <text:list-item>
          <text:p text:style-name="P26"><text:span text:style-name="T9">prazo para a Administração analisar as contas prestadas → </text:span><text:span text:style-name="T8">150 dias</text:span><text:span text:style-name="T9"> + </text:span><text:span text:style-name="T8">150 dias</text:span><text:span text:style-name="T9">;</text:span></text:p>
        </text:list-item>
        <text:list-item>
          <text:p text:style-name="P27"><text:span text:style-name="T9">manifestação da Administração sobre as contas </text:span><text:span text:style-name="T8">deve ser conclusiva</text:span><text:span text:style-name="T9">:</text:span></text:p>
          <text:list>
            <text:list-item>
              <text:p text:style-name="P28"><text:span text:style-name="T9">aprovação sem ressalvas;</text:span></text:p>
            </text:list-item>
            <text:list-item>
              <text:p text:style-name="P28"><text:span text:style-name="T9">aprovação com ressalvas; ou</text:span></text:p>
            </text:list-item>
            <text:list-item>
              <text:p text:style-name="P28"><text:span text:style-name="T9">rejeição;</text:span></text:p>
            </text:list-item>
          </text:list>
        </text:list-item>
        <text:list-item>
          <text:p text:style-name="P29"><text:span text:style-name="T9">antes de rejeitar, a Administração, dentro dos seus 150 dias, deve conceder prazo de até </text:span><text:span text:style-name="T8">45 dias + 45 dias</text:span><text:span text:style-name="T9"> para OSC regularizar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1T14:23:38.775000000</dc:date>
    <meta:editing-duration>PT1H12M50S</meta:editing-duration>
    <meta:editing-cycles>32</meta:editing-cycles>
    <meta:document-statistic meta:table-count="0" meta:image-count="0" meta:object-count="0" meta:page-count="2" meta:paragraph-count="52" meta:word-count="647" meta:character-count="3940" meta:non-whitespace-character-count="3386"/>
  </office:meta>
</office:document-meta>
</file>